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29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129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29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 style:data-style-name="N129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 style:data-style-name="N129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Enero 2026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29"/>
          <table:table-cell table:style-name="ce26" office:value-type="string" calcext:value-type="string">
            <text:p>Servicios 8 Capillas</text:p>
          </table:table-cell>
          <table:table-cell table:style-name="ce16" office:value-type="float" office:value="984308" calcext:value-type="float">
            <text:p>$ 984.308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16" office:value-type="float" office:value="776600" calcext:value-type="float">
            <text:p>$ 776.60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16" office:value-type="float" office:value="828386" calcext:value-type="float">
            <text:p>$ 828.386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16" office:value-type="float" office:value="0" calcext:value-type="float">
            <text:p>$ 0,00</text:p>
          </table:table-cell>
          <table:table-cell table:style-name="ce26" office:value-type="string" calcext:value-type="string">
            <text:p>Combustible</text:p>
          </table:table-cell>
          <table:table-cell table:style-name="ce16" office:value-type="float" office:value="186012" calcext:value-type="float">
            <text:p>$ 186.012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16" office:value-type="float" office:value="2047600" calcext:value-type="float">
            <text:p>$ 2.047.600,00</text:p>
          </table:table-cell>
          <table:table-cell table:style-name="ce26" office:value-type="string" calcext:value-type="string">
            <text:p>Farmacia</text:p>
          </table:table-cell>
          <table:table-cell table:style-name="ce16" office:value-type="float" office:value="70200" calcext:value-type="float">
            <text:p>$ 70.2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16" office:value-type="float" office:value="1675030" calcext:value-type="float">
            <text:p>$ 1.675.030,00</text:p>
          </table:table-cell>
          <table:table-cell table:style-name="ce26" office:value-type="string" calcext:value-type="string">
            <text:p>San Pedro Fides x 2 sacerdotes</text:p>
          </table:table-cell>
          <table:table-cell table:style-name="ce16" office:value-type="float" office:value="596200" calcext:value-type="float">
            <text:p>$ 596.2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16" office:value-type="float" office:value="2957750" calcext:value-type="float">
            <text:p>$ 2.957.750,00</text:p>
          </table:table-cell>
          <table:table-cell table:style-name="ce26" office:value-type="string" calcext:value-type="string">
            <text:p>Jardines</text:p>
          </table:table-cell>
          <table:table-cell table:style-name="ce16" office:value-type="float" office:value="700000" calcext:value-type="float">
            <text:p>$ 7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16" office:value-type="float" office:value="0" calcext:value-type="float">
            <text:p>$ 0,00</text:p>
          </table:table-cell>
          <table:table-cell table:style-name="ce26" office:value-type="string" calcext:value-type="string">
            <text:p>Casilla de correo annual</text:p>
          </table:table-cell>
          <table:table-cell table:style-name="ce16" office:value-type="float" office:value="129200" calcext:value-type="float">
            <text:p>$ 129.2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16" office:value-type="float" office:value="797270" calcext:value-type="float">
            <text:p>$ 797.270,00</text:p>
          </table:table-cell>
          <table:table-cell table:style-name="ce26" office:value-type="string" calcext:value-type="string">
            <text:p>Elementos Limpieza</text:p>
          </table:table-cell>
          <table:table-cell table:style-name="ce16" office:value-type="float" office:value="21194" calcext:value-type="float">
            <text:p>$ 21.194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8254250" calcext:value-type="float">
            <text:p>$ 8.254.250,00</text:p>
          </table:table-cell>
          <table:table-cell table:style-name="ce26" office:value-type="string" calcext:value-type="string">
            <text:p>Limpieza templos</text:p>
          </table:table-cell>
          <table:table-cell table:style-name="ce16" office:value-type="float" office:value="280000" calcext:value-type="float">
            <text:p>$ 2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Ferreteria</text:p>
          </table:table-cell>
          <table:table-cell table:style-name="ce16" office:value-type="float" office:value="76318" calcext:value-type="float">
            <text:p>$ 76.318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Lamparas</text:p>
          </table:table-cell>
          <table:table-cell table:style-name="ce16" office:value-type="float" office:value="8161" calcext:value-type="float">
            <text:p>$ 8.16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Llaves</text:p>
          </table:table-cell>
          <table:table-cell table:style-name="ce16" office:value-type="float" office:value="35000" calcext:value-type="float">
            <text:p>$ 3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Refuerzo Secretaría S. Eduardo</text:p>
          </table:table-cell>
          <table:table-cell table:style-name="ce16" office:value-type="float" office:value="700000" calcext:value-type="float">
            <text:p>$ 7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Otros</text:p>
          </table:table-cell>
          <table:table-cell table:style-name="ce16" office:value-type="float" office:value="82000" calcext:value-type="float">
            <text:p>$ 82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Flete</text:p>
          </table:table-cell>
          <table:table-cell table:style-name="ce16" office:value-type="float" office:value="71785" calcext:value-type="float">
            <text:p>$ 71.785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Honorarios San Eduardo</text:p>
          </table:table-cell>
          <table:table-cell table:style-name="ce16" office:value-type="float" office:value="360000" calcext:value-type="float">
            <text:p>$ 36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ueldo Irene</text:p>
          </table:table-cell>
          <table:table-cell table:style-name="ce16" office:value-type="float" office:value="280000" calcext:value-type="float">
            <text:p>$ 2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acerdotes</text:p>
          </table:table-cell>
          <table:table-cell table:style-name="ce16" office:value-type="float" office:value="200000" calcext:value-type="float">
            <text:p>$ 2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16" office:value-type="float" office:value="1460000" calcext:value-type="float">
            <text:p>$ 1.460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16" table:formula="of:=[.C16]*0.1" office:value-type="float" office:value="825425" calcext:value-type="float">
            <text:p>$ 825.425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Total Entradas</text:p>
          </table:table-cell>
          <table:table-cell table:style-name="ce36" table:formula="of:=[.C16]+[.C26]" office:value-type="float" office:value="9714250" calcext:value-type="float">
            <text:p>$ 9.714.250,00</text:p>
          </table:table-cell>
          <table:table-cell table:style-name="ce19" office:value-type="string" calcext:value-type="string">
            <text:p>Total Salidas</text:p>
          </table:table-cell>
          <table:table-cell table:style-name="ce36" table:formula="of:=SUM([.E8:.E26])" office:value-type="float" office:value="6434189" calcext:value-type="float">
            <text:p>$ 6.434.189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4" table:number-columns-repeated="2"/>
          <table:table-cell table:style-name="ce39" office:value-type="string" calcext:value-type="string">
            <text:p>Superávit</text:p>
          </table:table-cell>
          <table:table-cell table:style-name="ce36" table:formula="of:=[.C28]-[.E28]" office:value-type="float" office:value="3280061" calcext:value-type="float">
            <text:p>$ 3.280.06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 table:number-columns-repeated="2"/>
          <table:table-cell table:style-name="ce40"/>
          <table:table-cell table:style-name="ce36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5"/>
          <table:table-cell table:style-name="ce30" table:number-columns-repeated="3"/>
          <table:table-cell table:style-name="ce20"/>
          <table:table-cell table:number-columns-repeated="1018"/>
        </table:table-row>
        <table:table-row table:style-name="ro1">
          <table:table-cell/>
          <table:table-cell table:style-name="ce20"/>
          <table:table-cell table:style-name="ce14" table:number-columns-repeated="3"/>
          <table:table-cell table:style-name="ce20"/>
          <table:table-cell table:number-columns-repeated="1018"/>
        </table:table-row>
        <table:table-row table:style-name="ro5" table:number-rows-repeated="2">
          <table:table-cell/>
          <table:table-cell table:style-name="ce20"/>
          <table:table-cell table:style-name="ce14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/>
          <table:table-cell table:style-name="ce31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 table:number-columns-repeated="2"/>
          <table:table-cell table:style-name="ce34"/>
          <table:table-cell table:style-name="ce41"/>
          <table:table-cell table:style-name="ce20"/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1">
      <number:month number:textual="true"/>
      <number:text>-</number:text>
      <number:year/>
    </number:dat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hours/>
      <number:text>:</number:text>
      <number:minutes number:style="long"/>
    </number:time-style>
    <number:time-style style:name="N133">
      <number:minutes number:style="long"/>
      <number:text>:</number:text>
      <number:seconds number:style="long" number:decimal-places="1"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07">
      <number:month/>
      <number:text>/</number:text>
      <number:day/>
      <number:text>/</number:text>
      <number:year number:style="long"/>
    </number:date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9">
      <number:day/>
      <number:text>-</number:text>
      <number:month number:textual="true"/>
      <number:text>-</number:text>
      <number:year/>
    </number:dat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10">
      <number:day/>
      <number:text>-</number:text>
      <number:month number:textual="true"/>
    </number:date-style>
    <number:currency-style style:name="N12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3P2" style:volatile="true"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time-style style:name="N111">
      <number:hours/>
      <number:text>:</number:text>
      <number:minutes number:style="long"/>
      <number:text> </number:text>
      <number:am-pm/>
    </number:time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currency-style style:name="N1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time-style style:name="N143">
      <number:hours/>
      <number:text>:</number:text>
      <number:minutes number:style="long"/>
      <number:text>:</number:text>
      <number:seconds number:style="long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time-style style:name="N115">
      <number:minutes number:style="long"/>
      <number:text>:</number:text>
      <number:seconds number:style="long"/>
    </number:time-style>
    <number:currency-style style:name="N11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1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number-style style:name="N129P0" style:volatile="true">
      <number:text>$ 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6-02-02T11:50:32.261601447</dc:date>
    <meta:editing-cycles>128</meta:editing-cycles>
    <meta:editing-duration>PT16H41M30S</meta:editing-duration>
    <meta:generator>LibreOffice/7.3.7.2$Linux_X86_64 LibreOffice_project/30$Build-2</meta:generator>
    <meta:print-date>2025-12-03T19:28:39.974132921</meta:print-date>
    <meta:document-statistic meta:table-count="1" meta:cell-count="68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